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15000" calcext:value-type="float" table:number-columns-spanned="2" table:number-rows-spanned="1">
            <text:p>15000</text:p>
          </table:table-cell>
          <table:covered-table-cell/>
          <table:table-cell office:value-type="float" office:value="30000" calcext:value-type="float" table:number-columns-spanned="2" table:number-rows-spanned="1">
            <text:p>30000</text:p>
          </table:table-cell>
          <table:covered-table-cell/>
          <table:table-cell office:value-type="float" office:value="60000" calcext:value-type="float" table:number-columns-spanned="2" table:number-rows-spanned="1">
            <text:p>60000</text:p>
          </table:table-cell>
          <table:covered-table-cell/>
          <table:table-cell office:value-type="float" office:value="100000" calcext:value-type="float" table:number-columns-spanned="2" table:number-rows-spanned="1">
            <text:p>100000</text:p>
          </table:table-cell>
          <table:covered-table-cell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.15824" calcext:value-type="float">
            <text:p>1,15824</text:p>
          </table:table-cell>
          <table:table-cell office:value-type="float" office:value="1.17876" calcext:value-type="float">
            <text:p>1,17876</text:p>
          </table:table-cell>
          <table:table-cell office:value-type="float" office:value="1.0806" calcext:value-type="float">
            <text:p>1,0806</text:p>
          </table:table-cell>
          <table:table-cell office:value-type="float" office:value="1.12482" calcext:value-type="float">
            <text:p>1,12482</text:p>
          </table:table-cell>
          <table:table-cell office:value-type="float" office:value="1.12058" calcext:value-type="float">
            <text:p>1,12058</text:p>
          </table:table-cell>
          <table:table-cell office:value-type="float" office:value="1.10528" calcext:value-type="float">
            <text:p>1,10528</text:p>
          </table:table-cell>
          <table:table-cell office:value-type="float" office:value="1.07919" calcext:value-type="float">
            <text:p>1,07919</text:p>
          </table:table-cell>
          <table:table-cell office:value-type="float" office:value="1.12786" calcext:value-type="float">
            <text:p>1,12786</text:p>
          </table:table-cell>
        </table:table-row>
        <table:table-row table:style-name="ro2">
          <table:table-cell office:value-type="string" calcext:value-type="string">
            <text:p>Gamma</text:p>
          </table:table-cell>
          <table:table-cell office:value-type="float" office:value="1.13563" calcext:value-type="float">
            <text:p>1,13563</text:p>
          </table:table-cell>
          <table:table-cell office:value-type="float" office:value="1.2332" calcext:value-type="float">
            <text:p>1,2332</text:p>
          </table:table-cell>
          <table:table-cell office:value-type="float" office:value="1.19005" calcext:value-type="float">
            <text:p>1,19005</text:p>
          </table:table-cell>
          <table:table-cell office:value-type="float" office:value="1.26227" calcext:value-type="float">
            <text:p>1,26227</text:p>
          </table:table-cell>
          <table:table-cell office:value-type="float" office:value="1.15848" calcext:value-type="float">
            <text:p>1,15848</text:p>
          </table:table-cell>
          <table:table-cell office:value-type="float" office:value="1.22472" calcext:value-type="float">
            <text:p>1,22472</text:p>
          </table:table-cell>
          <table:table-cell office:value-type="float" office:value="1.10902" calcext:value-type="float">
            <text:p>1,10902</text:p>
          </table:table-cell>
          <table:table-cell office:value-type="float" office:value="1.13104" calcext:value-type="float">
            <text:p>1,13104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.11155" calcext:value-type="float">
            <text:p>1,11155</text:p>
          </table:table-cell>
          <table:table-cell office:value-type="float" office:value="1.13482" calcext:value-type="float">
            <text:p>1,13482</text:p>
          </table:table-cell>
          <table:table-cell office:value-type="float" office:value="1.09516" calcext:value-type="float">
            <text:p>1,09516</text:p>
          </table:table-cell>
          <table:table-cell office:value-type="float" office:value="1.09764" calcext:value-type="float">
            <text:p>1,09764</text:p>
          </table:table-cell>
          <table:table-cell office:value-type="float" office:value="1.07265" calcext:value-type="float">
            <text:p>1,07265</text:p>
          </table:table-cell>
          <table:table-cell office:value-type="float" office:value="1.08806" calcext:value-type="float">
            <text:p>1,08806</text:p>
          </table:table-cell>
          <table:table-cell office:value-type="float" office:value="1.0485" calcext:value-type="float">
            <text:p>1,0485</text:p>
          </table:table-cell>
          <table:table-cell office:value-type="float" office:value="1.06125" calcext:value-type="float">
            <text:p>1,06125</text:p>
          </table:table-cell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1.08556" calcext:value-type="float">
            <text:p>1,08556</text:p>
          </table:table-cell>
          <table:table-cell office:value-type="float" office:value="1.13301" calcext:value-type="float">
            <text:p>1,13301</text:p>
          </table:table-cell>
          <table:table-cell office:value-type="float" office:value="1.0846" calcext:value-type="float">
            <text:p>1,0846</text:p>
          </table:table-cell>
          <table:table-cell office:value-type="float" office:value="1.1048" calcext:value-type="float">
            <text:p>1,1048</text:p>
          </table:table-cell>
          <table:table-cell office:value-type="float" office:value="1.08692" calcext:value-type="float">
            <text:p>1,08692</text:p>
          </table:table-cell>
          <table:table-cell office:value-type="float" office:value="1.0981" calcext:value-type="float">
            <text:p>1,0981</text:p>
          </table:table-cell>
          <table:table-cell office:value-type="float" office:value="1.04756" calcext:value-type="float">
            <text:p>1,04756</text:p>
          </table:table-cell>
          <table:table-cell office:value-type="float" office:value="1.06139" calcext:value-type="float">
            <text:p>1,06139</text:p>
          </table:table-cell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1.14298" calcext:value-type="float">
            <text:p>1,14298</text:p>
          </table:table-cell>
          <table:table-cell office:value-type="float" office:value="1.16649" calcext:value-type="float">
            <text:p>1,16649</text:p>
          </table:table-cell>
          <table:table-cell office:value-type="float" office:value="1.12088" calcext:value-type="float">
            <text:p>1,12088</text:p>
          </table:table-cell>
          <table:table-cell office:value-type="float" office:value="1.20191" calcext:value-type="float">
            <text:p>1,20191</text:p>
          </table:table-cell>
          <table:table-cell office:value-type="float" office:value="1.12528" calcext:value-type="float">
            <text:p>1,12528</text:p>
          </table:table-cell>
          <table:table-cell office:value-type="float" office:value="1.16519" calcext:value-type="float">
            <text:p>1,16519</text:p>
          </table:table-cell>
          <table:table-cell office:value-type="float" office:value="1.10878" calcext:value-type="float">
            <text:p>1,10878</text:p>
          </table:table-cell>
          <table:table-cell office:value-type="float" office:value="1.16649" calcext:value-type="float">
            <text:p>1,16649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/>
          <table:table-cell office:value-type="string" calcext:value-type="string">
            <text:p>15000 – 0,1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1.08556" calcext:value-type="float">
            <text:p>1,08556</text:p>
          </table:table-cell>
          <table:table-cell/>
          <table:table-cell office:value-type="string" calcext:value-type="string">
            <text:p>1º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.11155" calcext:value-type="float">
            <text:p>1,11155</text:p>
          </table:table-cell>
          <table:table-cell/>
          <table:table-cell office:value-type="string" calcext:value-type="string">
            <text:p>2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1.13563" calcext:value-type="float">
            <text:p>1,13563</text:p>
          </table:table-cell>
          <table:table-cell/>
          <table:table-cell office:value-type="string" calcext:value-type="string">
            <text:p>5º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1.14298" calcext:value-type="float">
            <text:p>1,14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.15824" calcext:value-type="float">
            <text:p>1,1582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5000 - 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1.13301" calcext:value-type="float">
            <text:p>1,13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.13482" calcext:value-type="float">
            <text:p>1,13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1.16649" calcext:value-type="float">
            <text:p>1,16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.17876" calcext:value-type="float">
            <text:p>1,1787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1.2332" calcext:value-type="float">
            <text:p>1,2332</text:p>
          </table:table-cell>
          <table:table-cell table:number-columns-repeated="7"/>
        </table:table-row>
        <table:table-row table:style-name="ro5">
          <table:table-cell table:number-columns-repeated="9"/>
        </table:table-row>
        <table:table-row table:style-name="ro1">
          <table:table-cell/>
          <table:table-cell office:value-type="string" calcext:value-type="string">
            <text:p>30000 – 0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.0806" calcext:value-type="float">
            <text:p>1,0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1.0846" calcext:value-type="float">
            <text:p>1,08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.09516" calcext:value-type="float">
            <text:p>1,09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1.12088" calcext:value-type="float">
            <text:p>1,12088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1.19005" calcext:value-type="float">
            <text:p>1,19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30000 – 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.09764" calcext:value-type="float">
            <text:p>1,097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1.1048" calcext:value-type="float">
            <text:p>1,1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.12482" calcext:value-type="float">
            <text:p>1,12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1.20191" calcext:value-type="float">
            <text:p>1,2019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1.26227" calcext:value-type="float">
            <text:p>1,2622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60000 – 0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.07265" calcext:value-type="float">
            <text:p>1,07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1.08692" calcext:value-type="float">
            <text:p>1,08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.12058" calcext:value-type="float">
            <text:p>1,12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1.12528" calcext:value-type="float">
            <text:p>1,12528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1.15848" calcext:value-type="float">
            <text:p>1,1584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60000 – 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.08806" calcext:value-type="float">
            <text:p>1,08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1.0981" calcext:value-type="float">
            <text:p>1,0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.10528" calcext:value-type="float">
            <text:p>1,10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1.16519" calcext:value-type="float">
            <text:p>1,16519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1.22472" calcext:value-type="float">
            <text:p>1,2247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00000 – 0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1.04756" calcext:value-type="float">
            <text:p>1,04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.0485" calcext:value-type="float">
            <text:p>1,0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.07919" calcext:value-type="float">
            <text:p>1,079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1.10878" calcext:value-type="float">
            <text:p>1,10878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1.10902" calcext:value-type="float">
            <text:p>1,1090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00000 – 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.06125" calcext:value-type="float">
            <text:p>1,06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1.06139" calcext:value-type="float">
            <text:p>1,06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.12786" calcext:value-type="float">
            <text:p>1,1278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amma</text:p>
          </table:table-cell>
          <table:table-cell office:value-type="float" office:value="1.13104" calcext:value-type="float">
            <text:p>1,13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1.16649" calcext:value-type="float">
            <text:p>1,16649</text:p>
          </table:table-cell>
          <table:table-cell table:number-columns-repeated="7"/>
        </table:table-row>
        <table:table-row table:style-name="ro1" table:number-rows-repeated="104851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Planilha1.A59:Planilha1.B6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13:53:17.9648723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08:56:29.921223014</meta:creation-date>
    <dc:date>2014-02-02T13:55:31.813259008</dc:date>
    <meta:editing-duration>PT14M56S</meta:editing-duration>
    <meta:editing-cycles>4</meta:editing-cycles>
    <meta:generator>LibreOffice/4.1.4.2$Linux_X86_64 LibreOffice_project/410m0$Build-2</meta:generator>
    <meta:document-statistic meta:table-count="1" meta:cell-count="161" meta:object-count="0"/>
  </office:meta>
</office:document-meta>
</file>